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text-properties fo:background-color="#ffd966"/>
    </style:style>
    <style:style style:name="P4" style:family="paragraph" style:parent-style-name="Standard">
      <style:paragraph-properties fo:text-align="justify" style:justify-single-word="false"/>
      <style:text-properties fo:background-color="#93c47d"/>
    </style:style>
    <style:style style:name="P5" style:family="paragraph" style:parent-style-name="Standard">
      <style:paragraph-properties fo:text-align="justify" style:justify-single-word="false"/>
      <style:text-properties fo:background-color="#ffffff"/>
    </style:style>
    <style:style style:name="P6" style:family="paragraph" style:parent-style-name="Standard">
      <style:paragraph-properties fo:text-align="justify" style:justify-single-word="false"/>
      <style:text-properties fo:background-color="#c9daf8"/>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margin-left="2.54cm" fo:margin-right="0cm" fo:text-align="justify" style:justify-single-word="false" fo:text-indent="0cm" style:auto-text-indent="false"/>
    </style:style>
    <style:style style:name="P13" style:family="paragraph" style:parent-style-name="Standard">
      <style:paragraph-properties fo:margin-left="3.81cm" fo:margin-right="0cm" fo:text-align="justify" style:justify-single-word="false" fo:text-indent="0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ubtitle">
      <style:paragraph-properties fo:text-align="center" style:justify-single-word="false"/>
    </style:style>
    <style:style style:name="P16" style:family="paragraph" style:parent-style-name="Standard">
      <style:paragraph-properties fo:text-align="justify" style:justify-single-word="false"/>
      <style:text-properties fo:background-color="#ffffff"/>
    </style:style>
    <style:style style:name="P17" style:family="paragraph" style:parent-style-name="Standard">
      <style:paragraph-properties fo:text-align="justify" style:justify-single-word="false"/>
      <style:text-properties fo:background-color="#c9daf8"/>
    </style:style>
    <style:style style:name="P18" style:family="paragraph" style:parent-style-name="Standard" style:list-style-name="WWNum14">
      <style:paragraph-properties fo:margin-left="1.27cm" fo:margin-right="0cm" fo:text-indent="-0.635cm" style:auto-text-indent="false"/>
    </style:style>
    <style:style style:name="P19" style:family="paragraph" style:parent-style-name="Standard" style:list-style-name="WWNum1">
      <style:paragraph-properties fo:margin-left="1.27cm" fo:margin-right="0cm" fo:text-indent="-0.635cm" style:auto-text-indent="false"/>
    </style:style>
    <style:style style:name="P20" style:family="paragraph" style:parent-style-name="Standard" style:list-style-name="WWNum5">
      <style:paragraph-properties fo:margin-left="1.27cm" fo:margin-right="0cm" fo:text-align="justify" style:justify-single-word="false" fo:text-indent="-0.635cm" style:auto-text-indent="false"/>
    </style:style>
    <style:style style:name="P21" style:family="paragraph" style:parent-style-name="Standard" style:list-style-name="WWNum15">
      <style:paragraph-properties fo:margin-left="1.27cm" fo:margin-right="0cm" fo:text-align="justify" style:justify-single-word="false" fo:text-indent="-0.635cm" style:auto-text-indent="false"/>
    </style:style>
    <style:style style:name="P22" style:family="paragraph" style:parent-style-name="Standard" style:list-style-name="WWNum13">
      <style:paragraph-properties fo:margin-left="1.27cm" fo:margin-right="0cm" fo:text-align="justify" style:justify-single-word="false" fo:text-indent="-0.635cm" style:auto-text-indent="false"/>
    </style:style>
    <style:style style:name="P23" style:family="paragraph" style:parent-style-name="Standard" style:list-style-name="WWNum4">
      <style:paragraph-properties fo:margin-left="1.27cm" fo:margin-right="0cm" fo:text-align="justify" style:justify-single-word="false" fo:text-indent="-0.635cm" style:auto-text-indent="false"/>
    </style:style>
    <style:style style:name="P24" style:family="paragraph" style:parent-style-name="Standard" style:list-style-name="WWNum10">
      <style:paragraph-properties fo:margin-left="1.27cm" fo:margin-right="0cm" fo:text-align="justify" style:justify-single-word="false" fo:text-indent="-0.635cm" style:auto-text-indent="false"/>
    </style:style>
    <style:style style:name="P25" style:family="paragraph" style:parent-style-name="Standard" style:list-style-name="WWNum9">
      <style:paragraph-properties fo:margin-left="1.27cm" fo:margin-right="0cm" fo:text-align="justify" style:justify-single-word="false" fo:text-indent="-0.635cm" style:auto-text-indent="false"/>
    </style:style>
    <style:style style:name="P26" style:family="paragraph" style:parent-style-name="Standard" style:list-style-name="WWNum7">
      <style:paragraph-properties fo:margin-left="1.27cm" fo:margin-right="0cm" fo:text-align="justify" style:justify-single-word="false" fo:text-indent="-0.635cm" style:auto-text-indent="false"/>
    </style:style>
    <style:style style:name="P27" style:family="paragraph" style:parent-style-name="Standard" style:list-style-name="WWNum6">
      <style:paragraph-properties fo:margin-left="1.27cm" fo:margin-right="0cm" fo:text-align="justify" style:justify-single-word="false" fo:text-indent="-0.635cm" style:auto-text-indent="false"/>
    </style:style>
    <style:style style:name="P28" style:family="paragraph" style:parent-style-name="Standard" style:list-style-name="WWNum11">
      <style:paragraph-properties fo:margin-left="1.27cm" fo:margin-right="0cm" fo:text-align="justify" style:justify-single-word="false" fo:text-indent="-0.635cm" style:auto-text-indent="false"/>
    </style:style>
    <style:style style:name="P29" style:family="paragraph" style:parent-style-name="Standard" style:list-style-name="WWNum12">
      <style:paragraph-properties fo:margin-left="1.27cm" fo:margin-right="0cm" fo:text-align="justify" style:justify-single-word="false" fo:text-indent="-0.635cm" style:auto-text-indent="false"/>
    </style:style>
    <style:style style:name="P30" style:family="paragraph" style:parent-style-name="Standard" style:list-style-name="WWNum2">
      <style:paragraph-properties fo:margin-left="1.27cm" fo:margin-right="0cm" fo:text-align="justify" style:justify-single-word="false" fo:text-indent="-0.635cm" style:auto-text-indent="false"/>
    </style:style>
    <style:style style:name="P31" style:family="paragraph" style:parent-style-name="Standard" style:list-style-name="WWNum8">
      <style:paragraph-properties fo:margin-left="1.27cm" fo:margin-right="0cm" fo:text-align="justify" style:justify-single-word="false" fo:text-indent="-0.635cm" style:auto-text-indent="false"/>
    </style:style>
    <style:style style:name="P32" style:family="paragraph" style:parent-style-name="Standard" style:list-style-name="WWNum3">
      <style:paragraph-properties fo:margin-left="1.27cm" fo:margin-right="0cm" fo:text-indent="-0.635cm" style:auto-text-indent="false"/>
    </style:style>
    <style:style style:name="P33" style:family="paragraph" style:parent-style-name="Standard" style:list-style-name="WWNum5">
      <style:paragraph-properties fo:margin-left="1.27cm" fo:margin-right="0cm" fo:margin-top="0cm" fo:margin-bottom="0cm" loext:contextual-spacing="false" fo:line-height="115%" fo:text-align="justify" style:justify-single-word="false" fo:keep-together="auto" fo:orphans="2" fo:widows="2" fo:text-indent="-0.635cm" style:auto-text-indent="false" fo:padding="0cm" fo:border="none" fo:keep-with-next="auto"/>
    </style:style>
    <style:style style:name="P34" style:family="paragraph" style:parent-style-name="Standard" style:list-style-name="WWNum5">
      <style:paragraph-properties fo:margin-left="2.54cm" fo:margin-right="0cm" fo:margin-top="0cm" fo:margin-bottom="0cm" loext:contextual-spacing="false" fo:line-height="115%" fo:text-align="justify" style:justify-single-word="false" fo:keep-together="auto" fo:orphans="2" fo:widows="2" fo:text-indent="-0.635cm" style:auto-text-indent="false" fo:padding="0cm" fo:border="none" fo:keep-with-next="auto"/>
    </style:style>
    <style:style style:name="P35" style:family="paragraph" style:parent-style-name="Standard" style:list-style-name="WWNum15">
      <style:paragraph-properties fo:margin-left="2.54cm" fo:margin-right="0cm" fo:text-align="justify" style:justify-single-word="false" fo:text-indent="-0.635cm" style:auto-text-indent="false"/>
    </style:style>
    <style:style style:name="P36" style:family="paragraph" style:parent-style-name="Standard" style:list-style-name="WWNum4">
      <style:paragraph-properties fo:margin-left="2.54cm" fo:margin-right="0cm" fo:text-align="justify" style:justify-single-word="false" fo:text-indent="-0.635cm" style:auto-text-indent="false"/>
    </style:style>
    <style:style style:name="P37" style:family="paragraph" style:parent-style-name="Standard" style:list-style-name="WWNum10">
      <style:paragraph-properties fo:margin-left="2.54cm" fo:margin-right="0cm" fo:text-align="justify" style:justify-single-word="false" fo:text-indent="-0.635cm" style:auto-text-indent="false"/>
    </style:style>
    <style:style style:name="P38" style:family="paragraph" style:parent-style-name="Standard" style:list-style-name="WWNum9">
      <style:paragraph-properties fo:margin-left="2.54cm" fo:margin-right="0cm" fo:text-align="justify" style:justify-single-word="false" fo:text-indent="-0.635cm" style:auto-text-indent="false"/>
    </style:style>
    <style:style style:name="P39" style:family="paragraph" style:parent-style-name="Standard" style:list-style-name="WWNum7">
      <style:paragraph-properties fo:margin-left="2.54cm" fo:margin-right="0cm" fo:text-align="justify" style:justify-single-word="false" fo:text-indent="-0.635cm" style:auto-text-indent="false"/>
    </style:style>
    <style:style style:name="P40" style:family="paragraph" style:parent-style-name="Standard" style:list-style-name="WWNum6">
      <style:paragraph-properties fo:margin-left="2.54cm" fo:margin-right="0cm" fo:text-align="justify" style:justify-single-word="false" fo:text-indent="-0.635cm" style:auto-text-indent="false"/>
    </style:style>
    <style:style style:name="P41" style:family="paragraph" style:parent-style-name="Standard" style:list-style-name="WWNum11">
      <style:paragraph-properties fo:margin-left="2.54cm" fo:margin-right="0cm" fo:text-align="justify" style:justify-single-word="false" fo:text-indent="-0.635cm" style:auto-text-indent="false"/>
    </style:style>
    <style:style style:name="P42" style:family="paragraph" style:parent-style-name="Standard" style:list-style-name="WWNum8">
      <style:paragraph-properties fo:margin-left="2.54cm" fo:margin-right="0cm" fo:text-align="justify" style:justify-single-word="false" fo:text-indent="-0.635cm" style:auto-text-indent="false"/>
    </style:style>
    <style:style style:name="P43" style:family="paragraph" style:parent-style-name="Standard" style:list-style-name="WWNum3">
      <style:paragraph-properties fo:margin-left="2.54cm" fo:margin-right="0cm" fo:text-indent="-0.635cm" style:auto-text-indent="false"/>
    </style:style>
    <style:style style:name="P44" style:family="paragraph" style:parent-style-name="Standard" style:list-style-name="WWNum5">
      <style:paragraph-properties fo:margin-left="3.81cm" fo:margin-right="0cm" fo:margin-top="0cm" fo:margin-bottom="0cm" loext:contextual-spacing="false" fo:line-height="115%" fo:text-align="justify" style:justify-single-word="false" fo:keep-together="auto" fo:orphans="2" fo:widows="2" fo:text-indent="-0.635cm" style:auto-text-indent="false" fo:padding="0cm" fo:border="none" fo:keep-with-next="auto"/>
    </style:style>
    <style:style style:name="P45" style:family="paragraph" style:parent-style-name="Standard" style:list-style-name="WWNum10">
      <style:paragraph-properties fo:margin-left="3.81cm" fo:margin-right="0cm" fo:text-align="justify" style:justify-single-word="false" fo:text-indent="-0.635cm" style:auto-text-indent="false"/>
    </style:style>
    <style:style style:name="P46" style:family="paragraph" style:parent-style-name="Standard" style:list-style-name="WWNum9">
      <style:paragraph-properties fo:margin-left="3.81cm" fo:margin-right="0cm" fo:text-align="justify" style:justify-single-word="false" fo:text-indent="-0.635cm" style:auto-text-indent="false"/>
    </style:style>
    <style:style style:name="P47" style:family="paragraph" style:parent-style-name="Standard" style:list-style-name="WWNum11">
      <style:paragraph-properties fo:margin-left="3.81cm" fo:margin-right="0cm" fo:text-align="justify" style:justify-single-word="false" fo:text-indent="-0.635cm" style:auto-text-indent="false"/>
    </style:style>
    <style:style style:name="P48" style:family="paragraph" style:parent-style-name="Standard" style:list-style-name="WWNum8">
      <style:paragraph-properties fo:margin-left="3.81cm" fo:margin-right="0cm" fo:text-align="justify" style:justify-single-word="false" fo:text-indent="-0.635cm" style:auto-text-indent="false"/>
    </style:style>
    <style:style style:name="P49" style:family="paragraph" style:parent-style-name="Title"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background-color="#93c47d" loext:char-shading-value="0"/>
    </style:style>
    <style:style style:name="T3" style:family="text">
      <style:text-properties fo:background-color="#ffd966" loext:char-shading-value="0"/>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background-color="#ffffff" loext:char-shading-value="0"/>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background-color="#ffffff" loext:char-shading-value="0"/>
    </style:style>
    <style:style style:name="T9" style:family="text">
      <style:text-properties fo:background-color="#f4cccc" loext:char-shading-value="0"/>
    </style:style>
    <style:style style:name="T10" style:family="text">
      <style:text-properties fo:color="#24292e" style:font-name="Courier New" fo:font-size="9pt" fo:background-color="#ffffff" loext:char-shading-value="0" style:font-name-asian="Courier New1" style:font-size-asian="9pt" style:font-name-complex="Courier New1" style:font-size-complex="9pt"/>
    </style:style>
    <style:style style:name="T11" style:family="text">
      <style:text-properties fo:color="#d73a49" style:font-name="Courier New" fo:font-size="9pt" fo:background-color="#ffffff" loext:char-shading-value="0" style:font-name-asian="Courier New1" style:font-size-asian="9pt" style:font-name-complex="Courier New1" style:font-size-complex="9pt"/>
    </style:style>
    <style:style style:name="T12" style:family="text">
      <style:text-properties fo:color="#6f42c1" style:font-name="Courier New" fo:font-size="9pt" fo:background-color="#ffffff" loext:char-shading-value="0" style:font-name-asian="Courier New1" style:font-size-asian="9pt" style:font-name-complex="Courier New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office:annotation office:name="__Annotation__9_3159314328"><dc:creator>Daniel Batista</dc:creator><dc:date>2019-06-09T00:06:12</dc:date><text:p><text:span text:style-name="T13">Análise durante a última leitura do diário em 8 de Junho:</text:span></text:p><text:p><text:span text:style-name="T13">- Tudo ok</text:span></text:p><text:p/><text:p><text:span text:style-name="T13">- Eu só gostaria que no final do diário, aqui no drive do google, até segunda-feira, vcs comentassem a respeito da documentação do godot. Se foi útil, se não foi, se tem algo que poderia ser melhorado, etc...</text:span></text:p><text:p/><text:p><text:span text:style-name="T13">Obs.: mantenham o diário aqui no drive do google até a publicação das notas finais! Depois vocês podem apagar se quiserem ou mesmo tirar a minha permissão de acesso.</text:span></text:p></office:annotation><office:annotation office:name="__Annotation__7_3159314328"><dc:creator>Daniel Batista</dc:creator><dc:date>2019-03-12T17:51:42</dc:date><text:p><text:span text:style-name="T13">(Obs.: não removam esses meus comentários. Vcs podem ir respondendo eles mas mantenham aqui todos)</text:span></text:p><text:p/><text:p><text:span text:style-name="T13">Análise durante conversa do dia 11/3:</text:span></text:p><text:p><text:span text:style-name="T13">- Tudo ok</text:span></text:p><text:p><text:span text:style-name="T13">- Adicionem a licença aqui no topo do diário</text:span></text:p></office:annotation><text:span text:style-name="T1">Diário de Mac0470 - </text:span><office:annotation-end office:name="__Annotation__7_3159314328"/><office:annotation-end office:name="__Annotation__9_3159314328"/><text:span text:style-name="T1">Godot</text:span></text:p>
      <text:p text:style-name="P15"><text:bookmark text:name="_ag1yztq98yj3"/>MIT LICENSE</text:p>
      <text:p text:style-name="P1"><text:span text:style-name="T2">(26/02)</text:span> <text:span text:style-name="T3">[Student A]</text:span>:</text:p>
      <text:list xml:id="list1740740734788765065" text:style-name="WWNum14">
        <text:list-item>
          <text:p text:style-name="P18">Dei uma olhada no guia do rails de como contribuir (<text:a xlink:type="simple" xlink:href="https://edgeguides.rubyonrails.org/contributing_to_ruby_on_rails.html" text:style-name="ListLabel_20_136" text:visited-style-name="ListLabel_20_136"><text:span text:style-name="T4">link</text:span></text:a>)</text:p>
        </text:list-item>
        <text:list-item>
          <text:p text:style-name="P18">Instalei a máquina virtual do rails usada para testes e vi rapidamente alguns issues</text:p>
        </text:list-item>
      </text:list>
      <text:p text:style-name="P7"/>
      <text:p text:style-name="P1"><text:span text:style-name="T2">(08/03)</text:span> <text:span text:style-name="T3">[Student A]</text:span>:</text:p>
      <text:list xml:id="list7192231403299354820" text:style-name="WWNum1">
        <text:list-item>
          <text:p text:style-name="P19">Li as <text:span text:style-name="T6">guidelines</text:span> de como documentar a API (<text:a xlink:type="simple" xlink:href="https://edgeguides.rubyonrails.org/api_documentation_guidelines.html" text:style-name="ListLabel_20_136" text:visited-style-name="ListLabel_20_136"><text:span text:style-name="T4">link</text:span></text:a>) e os guias do rails (<text:a xlink:type="simple" xlink:href="https://edgeguides.rubyonrails.org/ruby_on_rails_guides_guidelines.html" text:style-name="ListLabel_20_136" text:visited-style-name="ListLabel_20_136"><text:span text:style-name="T4">link</text:span></text:a>)</text:p>
        </text:list-item>
        <text:list-item>
          <text:p text:style-name="P19">Li a documentação do RDoc (<text:a xlink:type="simple" xlink:href="https://ruby.github.io/rdoc/" text:style-name="ListLabel_20_136" text:visited-style-name="ListLabel_20_136"><text:span text:style-name="T4">link</text:span></text:a>), programa usado para criar a documentação do Rails, e o Markup (<text:a xlink:type="simple" xlink:href="https://ruby.github.io/rdoc/RDoc/Markup.html" text:style-name="ListLabel_20_136" text:visited-style-name="ListLabel_20_136"><text:span text:style-name="T4">link</text:span></text:a>), linguagem parecida com Markdown usada pelo RDoc.</text:p>
        </text:list-item>
      </text:list>
      <text:p text:style-name="P7"/>
      <text:p text:style-name="P1"><text:span text:style-name="T2">(12/03)</text:span> <text:span text:style-name="T3">[Student B]</text:span>: Revisão dos links dado pelo colega e minhas considerações por extenso.</text:p>
      <text:p text:style-name="P1"/>
      <text:p text:style-name="P1">Em uma breve olhada pelo <text:span text:style-name="T6">pull requests</text:span> observei que ultimamente poucos paths tem sido aceito, estão sendo revisados de certa forma rápidos, como o último enviado e revisado foi hoje pela manhã, tendo sido aprovado, porém sem merge, como todos os demais anteriores. Algumas mais antigas ainda não possuem revisão, o que me deixa meio apreensivo quanto ao porquê de não terem revisado ainda para pelo menos negarem, ou porque dos aceitos não possuírem <text:span text:style-name="T6">merge</text:span>.</text:p>
      <text:p text:style-name="P1"/>
      <text:p text:style-name="P1">Nas <text:span text:style-name="T6">issues</text:span> abertas, as mais recentes, têm poucas discussões de fato tendo 1 a 3 comentários, alguns dizendo que com atualização já estava corrigido o problema porém se mantém para outros usuários mesmo após o <text:span text:style-name="T6">upgrade</text:span>.</text:p>
      <text:p text:style-name="P1"/>
      <text:p text:style-name="P1">Não encontrei <text:span text:style-name="T6">IRC’s</text:span> ou lista de e-mail para discutir diretamente com a comunidade, se tem, não está a visivelmente a mostra para qualquer pessoa que queira contribuir ou somente entrar em contato com a mesma. </text:p>
      <text:p text:style-name="P1"/>
      <text:p text:style-name="P1">Em uma nova busca pude observar que eles fazem uso da rede <text:span text:style-name="T6">StarckOverFlow</text:span> utilizando <text:span text:style-name="T7">Questions tagged [ruby-on-rails].</text:span></text:p>
      <text:p text:style-name="P2"/>
      <text:p text:style-name="P1">Além de primeira vez contribuindo com um projeto <text:span text:style-name="T6">open source</text:span>, é um re-contato com a linguagem ruby, tendo a utilizada somente para verificar o time de um algoritmo de ordenação comparado a Golang em uma disciplina, até o atual momento, aproveitei para estudar a linguagem de forma que possa suprir a necessidade do trabalho. Quanto a parte de contribuição, como é um primeiro contato, estou a me familiarizar com verificar os erros e vendo como a comunidade costuma resolvê-los, para que assim possa aprender um pouco mais antes de “bater cabeça” com código. <text:s/></text:p>
      <text:p text:style-name="P1"/>
      <text:p text:style-name="P1">Uma possível <text:span text:style-name="T6">issue</text:span> em se trabalhar e que se torna viável para ambos poderia ser (<text:a xlink:type="simple" xlink:href="https://github.com/rails/rails/issues/35551" text:style-name="ListLabel_20_136" text:visited-style-name="ListLabel_20_136"><text:span text:style-name="T4">#35551</text:span></text:a>), uma issue que poderia se averiguar o tempo de resposta dos revisores, de forma que, se tiver um boa resposta poderemos ter em mente que mais contribuições poderão vir a somar.</text:p>
      <text:p text:style-name="P1"/>
      <text:p text:style-name="P1"><text:span text:style-name="T2">(12/03)</text:span> <text:span text:style-name="T3">[Student A]:</text:span></text:p>
      <text:list xml:id="list4964717180403650061" text:style-name="WWNum5">
        <text:list-item>
          <text:p text:style-name="P20">Dei uma olhada nas issues que o Guilherme achou interessante (<text:a xlink:type="simple" xlink:href="https://github.com/rails/rails/issues/35463" text:style-name="ListLabel_20_136" text:visited-style-name="ListLabel_20_136"><text:span text:style-name="T4">#35463</text:span></text:a>)(<text:a xlink:type="simple" xlink:href="https://github.com/rails/rails/issues/35466" text:style-name="ListLabel_20_136" text:visited-style-name="ListLabel_20_136"><text:span text:style-name="T4">#35466</text:span></text:a>)</text:p>
        </text:list-item>
        <text:list-item>
          <text:p text:style-name="P20"><text:soft-page-break/>A primeira (<text:a xlink:type="simple" xlink:href="https://github.com/rails/rails/issues/35463" text:style-name="ListLabel_20_136" text:visited-style-name="ListLabel_20_136"><text:span text:style-name="T4">#35463</text:span></text:a>) parece promissora, sendo talvez mais um detalhe ou falta de documentação do que um bug por assim dizer.</text:p>
        </text:list-item>
        <text:list-item>
          <text:p text:style-name="P20">A segunda (<text:a xlink:type="simple" xlink:href="https://github.com/rails/rails/issues/35466" text:style-name="ListLabel_20_136" text:visited-style-name="ListLabel_20_136"><text:span text:style-name="T4">#35466</text:span></text:a>) aparentemente não ocorre para um segundo usuário (já teria sido resolvida em alguma outra versão), porém ainda é interessante verificarmos em nossas máquinas se ele realmente ocorre. </text:p>
        </text:list-item>
        <text:list-item>
          <text:p text:style-name="P33">Olhei os <text:span text:style-name="T6">PRs</text:span> do Rails em busca de alguns que pudesse avaliar (<text:a xlink:type="simple" xlink:href="https://edgeguides.rubyonrails.org/contributing_to_ruby_on_rails.html#testing-patches" text:style-name="ListLabel_20_136" text:visited-style-name="ListLabel_20_136"><text:span text:style-name="T4">baseado em</text:span></text:a>), porém a maioria já estava comentada, além dos meus conhecimentos ou com falhas no check do Travis (que cai na categoria de “além dos meus conhecimentos”), então decidi voltar a procurar issues.</text:p>
          <text:list>
            <text:list-item>
              <text:p text:style-name="P34"><text:a xlink:type="simple" xlink:href="https://github.com/rails/rails/issues/35220" text:style-name="ListLabel_20_136" text:visited-style-name="ListLabel_20_136"><text:span text:style-name="T4">#35220</text:span></text:a></text:p>
              <text:list>
                <text:list-item>
                  <text:p text:style-name="P44">Algo relacionado com regexp e um dump de database, mas preciso entender melhor como a classe funciona .</text:p>
                </text:list-item>
                <text:list-item>
                  <text:p text:style-name="P44">Também usa uma versão mais antiga do rails/ruby, então talvez as versões mais novas tenham resolvido.</text:p>
                </text:list-item>
              </text:list>
            </text:list-item>
            <text:list-item>
              <text:p text:style-name="P34"><text:a xlink:type="simple" xlink:href="https://github.com/rails/rails/issues/35551" text:style-name="ListLabel_20_136" text:visited-style-name="ListLabel_20_136"><text:span text:style-name="T4">#35551</text:span></text:a></text:p>
              <text:list>
                <text:list-item>
                  <text:p text:style-name="P44">Aparentemente é só alterar a documentação com uma solução para um outro erro.</text:p>
                </text:list-item>
              </text:list>
            </text:list-item>
          </text:list>
        </text:list-item>
        <text:list-item>
          <text:p text:style-name="P33">Me magoei bastante que a maioria dos issues que tem um PR junto não tem nada (fora da página do issue) indicando isso.</text:p>
        </text:list-item>
      </text:list>
      <text:p text:style-name="P9"/>
      <text:p text:style-name="P1"><text:span text:style-name="T2">(13/03)</text:span> <text:span text:style-name="T3">[Student A]:</text:span></text:p>
      <text:list xml:id="list5458070465721643624" text:style-name="WWNum15">
        <text:list-item>
          <text:p text:style-name="P21">Vi algumas issues</text:p>
          <text:list>
            <text:list-item>
              <text:p text:style-name="P35">Fiz um comentario <text:a xlink:type="simple" xlink:href="https://github.com/rails/rails/issues/35594" text:style-name="ListLabel_20_136" text:visited-style-name="ListLabel_20_136"><text:span text:style-name="T4">nessa issue</text:span></text:a> sobre a versão do rails/ruby que ele está usando.</text:p>
            </text:list-item>
          </text:list>
        </text:list-item>
        <text:list-item>
          <text:p text:style-name="P21">Achei e li um artigo sobre dicas de como ajudar em projetos Open Source (<text:a xlink:type="simple" xlink:href="https://schwad.github.io/ruby/rails/community/2018/09/06/how-i-got-my-first-pull-request-merged-on-rails-core.html" text:style-name="ListLabel_20_136" text:visited-style-name="ListLabel_20_136"><text:span text:style-name="T4">link</text:span></text:a>)</text:p>
          <text:list>
            <text:list-item>
              <text:p text:style-name="P35">Em especial <text:a xlink:type="simple" xlink:href="https://www.codetriage.com/" text:style-name="ListLabel_20_136" text:visited-style-name="ListLabel_20_136"><text:span text:style-name="T4">Code Triage</text:span></text:a></text:p>
            </text:list-item>
          </text:list>
        </text:list-item>
        <text:list-item>
          <text:p text:style-name="P21">Baseado no artigo, vi alguns <text:span text:style-name="T6">issues</text:span> e <text:span text:style-name="T6">PRs</text:span> antigos, mas nada muito <office:annotation office:name="__Annotation__149_3159314328"><dc:creator>Guilherme Silva</dc:creator><dc:date>2019-03-18T15:36:15</dc:date><text:p><text:span text:style-name="T13">Correção da data (copy/page)</text:span></text:p></office:annotation>interessante<office:annotation-end office:name="__Annotation__149_3159314328"/>.</text:p>
        </text:list-item>
      </text:list>
      <text:p text:style-name="P8"/>
      <text:p text:style-name="P1"><text:span text:style-name="T2">(13/03)</text:span> <text:span text:style-name="T3">[Student B]</text:span>: Revisão dos links dado pelo colega e minhas considerações por extenso.</text:p>
      <text:p text:style-name="P1"/>
      <text:p text:style-name="P1">Dando seguimento ao projeto, nada ainda pode ser contribuido, porém creio que a fase de aprendizagem está sendo importante para que se possa realizar um patche de confiança e que venha ser aceito na comunidade. Tenho encontrado problema para chegar ao erro corretamente, de forma a encontrar uma devida solução, talvez seja dado pelo pouco contato com a linguagem como documentado, ou falta de experiência em tais problemas.</text:p>
      <text:p text:style-name="P1"/>
      <text:p text:style-name="P1">Hoje resolvi olhar a parte de mensagens e e-mails do rails a <text:a xlink:type="simple" xlink:href="https://github.com/rails/rails/tree/master/actionmailbox" text:style-name="ListLabel_20_136" text:visited-style-name="ListLabel_20_136"><text:span text:style-name="T4">Action Mailbox</text:span></text:a> que parece um tanto quanto receptivo, contando com um <text:a xlink:type="simple" xlink:href="https://edgeguides.rubyonrails.org/action_mailbox_basics.html" text:style-name="ListLabel_20_136" text:visited-style-name="ListLabel_20_136"><text:span text:style-name="T4">guia</text:span></text:a> que demonstra como executar, explicações e teste sobre o mesmo, o que conforta o iniciante, pois se torna muito mais fácil quando se tem uma “receita de bolo” para ser seguida. Um forte ponto que pude observar na comunidade rails são seus fortes guias para introduzir o pessoal e incentivar a contribuição vinda de qualquer pessoa.</text:p>
      <text:p text:style-name="P1"/>
      <text:p text:style-name="P1"><text:span text:style-name="T2">(14/03)</text:span> <text:span text:style-name="T3">[Student B]</text:span>: Experiência:</text:p>
      <text:p text:style-name="P1"/>
      <text:p text:style-name="P1">Gostaria de compartilhar que hoje ao estudar um benchmark o qual pretendo usar NDBahcn/Netflix, encontrei um na wiki do mesmo um erro quando ao uso de comando de <text:soft-page-break/>executar o docker,baixando uma imagem do repositório público.</text:p>
      <text:p text:style-name="P1"/>
      <text:p text:style-name="P1">Problema: o container não executava em segundo plano, a imagem a qual estavam fazendo uso já não existia mais, tendo que procurar uma nova versão disponibilizada pelo fornecedor, caso insistisse em usar o antigo comando ficaria preso na tela e o container executava alguma função e logo parava travando o processo. </text:p>
      <text:p text:style-name="P1"/>
      <text:p text:style-name="P1">Logo após abrir a <text:a xlink:type="simple" xlink:href="https://github.com/Netflix/ndbench/issues/233" text:style-name="ListLabel_20_136" text:visited-style-name="ListLabel_20_136"><text:span text:style-name="T4">issue</text:span></text:a> em 5m fui respondido e atualizaram <text:a xlink:type="simple" xlink:href="https://github.com/Netflix/ndbench/wiki/NDBench-ES-Tutorial#Elasticsearch-specific-Verification" text:style-name="ListLabel_20_136" text:visited-style-name="ListLabel_20_136"><text:span text:style-name="T4">a parte da wiki</text:span></text:a>, uma contribuição simples porém achei bacana que pude contribuir para que mais pessoas não fiquem travados como eu por um tempo, por um erro de comando.</text:p>
      <text:p text:style-name="P1"/>
      <text:p text:style-name="P1"><text:span text:style-name="T2">(18/03)</text:span> <text:span text:style-name="T3">[Student A]:</text:span></text:p>
      <text:p text:style-name="P3"/>
      <text:list xml:id="list1983150170734040999" text:style-name="WWNum13">
        <text:list-item>
          <text:p text:style-name="P22">Fui tentar reproduzir o erro na <text:a xlink:type="simple" xlink:href="https://github.com/rails/rails/issues/35594" text:style-name="ListLabel_20_136" text:visited-style-name="ListLabel_20_136"><text:span text:style-name="T4">issue que fiz o comentário</text:span></text:a>, porém não consegui (ou descobri) como usar o script usado na issue.</text:p>
        </text:list-item>
        <text:list-item>
          <text:p text:style-name="P22">Durante a tentativa de utilizar o script, percebi que a minha <text:span text:style-name="T6">gem</text:span> do sqlite3 estava desatualizada. Passei um tempo tentando atualizá-la e acabei atualizando o próprio ruby e o rails durante o processo.</text:p>
        </text:list-item>
      </text:list>
      <text:p text:style-name="P10"/>
      <text:p text:style-name="P10"><text:span text:style-name="T2">(20/03)</text:span> <text:span text:style-name="T3">[Student B]:</text:span> Minhas considerações por extenso.</text:p>
      <text:p text:style-name="P1"/>
      <text:p text:style-name="P1">Tentei reproduzir um dos erros proposto pelas issues comentada acima, mas ao verificar estava com o rails desatualizado, logo realizei a instalação da versão mais atual a partir do código fonte, o mesmo fiz com o rails, porém deu algum erro de negação de escrita mesmo quando sudo, não consegui identificar o mesmo.</text:p>
      <text:p text:style-name="P1"/>
      <text:p text:style-name="P1">Acabei por remover todos os pacotes e realizar uma nova tentativa, que acabou por persistir no mesmo erro, hoje ao tentar novamente a instalação na mão, acabou funcionando. Instalando o rails por “gem install” me retornava o erro da falta da “zlib”, instalei ela a mão no debian, mas por algum motivo não era encontrado. Ao pesquisar pelo erro, encontrei algumas issues sobre o mesmo, porém sempre resolvida com o “rvm” ou “brew”, assim a issue é sempre fechada, o que acho estranho pois deveria ser possível realizar isso sem terceiros, pois ao instalar o código fonte ele devia notar a ausência da biblioteca e instalá-la.</text:p>
      <text:p text:style-name="P1"/>
      <text:p text:style-name="P1">Ao usar o “rvm”, ele instalou o ruby-2.6.2, e o erro persiste! </text:p>
      <text:p text:style-name="P1"/>
      <text:p text:style-name="P4"/>
      <text:p text:style-name="P1"><text:span text:style-name="T2">(30/03)</text:span> <text:span text:style-name="T3">[Student A]:<text:line-break/></text:span></text:p>
      <text:list xml:id="list7811997258824554138" text:style-name="WWNum4">
        <text:list-item>
          <text:p text:style-name="P23">Respondi a uma issue relacionada a documentação (<text:a xlink:type="simple" xlink:href="https://github.com/rails/rails/issues/35650" text:style-name="ListLabel_20_136" text:visited-style-name="ListLabel_20_136"><text:span text:style-name="T4">link</text:span></text:a>).</text:p>
        </text:list-item>
        <text:list-item>
          <text:p text:style-name="P23">Baixei os documentos do rails para verificar a <text:a xlink:type="simple" xlink:href="https://github.com/rails/rails/issues/35594" text:style-name="ListLabel_20_136" text:visited-style-name="ListLabel_20_136"><text:span text:style-name="T4">issue</text:span></text:a> que eu comentei no dia 13.</text:p>
          <text:list>
            <text:list-item>
              <text:p text:style-name="P36">Acredito ter entendido como rodar os passos de reprodução do erro descritos na issue.</text:p>
            </text:list-item>
            <text:list-item>
              <text:p text:style-name="P36">Aparentemente eu tenho algum conflito com mysql do rails e da minha máquina, estou tentando resolver.</text:p>
            </text:list-item>
          </text:list>
        </text:list-item>
        <text:list-item>
          <text:p text:style-name="P23">Olhei algumas issues recentes por cima.</text:p>
        </text:list-item>
      </text:list>
      <text:p text:style-name="P10"/>
      <text:p text:style-name="P1"><text:span text:style-name="T2">(01/04)</text:span> <text:span text:style-name="T3">[Student A]:</text:span></text:p>
      <text:p text:style-name="P1"><text:soft-page-break/></text:p>
      <text:list xml:id="list6916718363083488917" text:style-name="WWNum10">
        <text:list-item>
          <text:p text:style-name="P24">Eu e minha dupla andamos pensando na possibilidade de mudar de projeto, visto que o Rails se aparenta muito complexo no momento. Durante esse debate, pensamos na Godot (que foi pesquisada para a apresentação do dia 27/03). Decidi dar uma olhada nela para ver se realmente seria vantajoso:</text:p>
          <text:list>
            <text:list-item>
              <text:p text:style-name="P37">~100 issues consideradas “junior jobs”, enquanto Rails tinha somente 2.</text:p>
            </text:list-item>
            <text:list-item>
              <text:p text:style-name="P37">Comunidade bem ativa.</text:p>
              <text:list>
                <text:list-item>
                  <text:p text:style-name="P45">Entrei no IRC do Godot para dar uma olhada e acabei ajudando um usuário a achar um bug na godot e reportar (<text:a xlink:type="simple" xlink:href="https://github.com/godotengine/godot/issues/3703" text:style-name="ListLabel_20_136" text:visited-style-name="ListLabel_20_136"><text:span text:style-name="T4">em uma issue mais antiga</text:span></text:a>) que ele está ocorrendo na versão mais nova.</text:p>
                </text:list-item>
              </text:list>
            </text:list-item>
            <text:list-item>
              <text:p text:style-name="P37">Dei uma olhada por cima das issues consideradas “junior jobs”:</text:p>
              <text:list>
                <text:list-item>
                  <text:p text:style-name="P45">Comentei <text:a xlink:type="simple" xlink:href="https://github.com/godotengine/godot/issues/25548" text:style-name="ListLabel_20_136" text:visited-style-name="ListLabel_20_136"><text:span text:style-name="T4">nessa issue</text:span></text:a> que estava pensando em resolver, mas devido as circunstâncias dela parece que não há como (devido a um problema de incompatibilidade com hardware).</text:p>
                </text:list-item>
              </text:list>
            </text:list-item>
            <text:list-item>
              <text:p text:style-name="P37">Li o documento de <text:a xlink:type="simple" xlink:href="https://docs.godotengine.org/en/latest/development/compiling/" text:style-name="ListLabel_20_136" text:visited-style-name="ListLabel_20_136"><text:span text:style-name="T4">como compilar o código fonte</text:span></text:a>.<text:line-break/></text:p>
            </text:list-item>
          </text:list>
        </text:list-item>
        <text:list-item>
          <text:p text:style-name="P24">De maneira geral, acredito que o trabalho pode fluir muito mais facilmente se mudarmos de projeto para a Godot. A Comunidade da Godot parece muito mais ativa, animada e receptiva que a do Rails, o que facilitaria nossa introdução ao software e a solução de issues.</text:p>
        </text:list-item>
      </text:list>
      <text:p text:style-name="P10"/>
      <text:p text:style-name="P1"><text:span text:style-name="T2">(03/04)</text:span> <text:span text:style-name="T3">[Student A]:</text:span></text:p>
      <text:p text:style-name="P1"/>
      <text:list xml:id="list9122353278240732426" text:style-name="WWNum9">
        <text:list-item>
          <text:p text:style-name="P25">Li o arquivo de<text:a xlink:type="simple" xlink:href="https://github.com/godotengine/godot/blob/master/CONTRIBUTING.md" text:style-name="ListLabel_20_136" text:visited-style-name="ListLabel_20_136"><text:span text:style-name="T4"> como contribuir para a godot</text:span></text:a>, <text:a xlink:type="simple" xlink:href="https://github.com/agis/git-style-guide" text:style-name="ListLabel_20_136" text:visited-style-name="ListLabel_20_136"><text:span text:style-name="T4">git style</text:span></text:a>, <text:a xlink:type="simple" xlink:href="http://docs.godotengine.org/en/latest/community/contributing/pr_workflow.html#doc-pr-workflow" text:style-name="ListLabel_20_136" text:visited-style-name="ListLabel_20_136"><text:span text:style-name="T4">pull request workflow</text:span></text:a>, <text:a xlink:type="simple" xlink:href="http://docs.godotengine.org/en/latest/community/contributing/code_style_guidelines.html" text:style-name="ListLabel_20_136" text:visited-style-name="ListLabel_20_136"><text:span text:style-name="T4">code style guide</text:span></text:a>.</text:p>
        </text:list-item>
        <text:list-item>
          <text:p text:style-name="P25">Criei um Fork da Godot.</text:p>
        </text:list-item>
        <text:list-item>
          <text:p text:style-name="P25">Considerando a possibilidade de resolver <text:a xlink:type="simple" xlink:href="https://github.com/godotengine/godot/issues/27077" text:style-name="ListLabel_20_136" text:visited-style-name="ListLabel_20_136"><text:span text:style-name="T4">esta issue</text:span></text:a>, eu andei olhando os arquivos da godot para ver o que eu teria que modificar.</text:p>
          <text:list>
            <text:list-item>
              <text:p text:style-name="P38">Acredito que devemos modificar o arquivo “abstract_polygon_2d_editor.cpp”</text:p>
            </text:list-item>
            <text:list-item>
              <text:p text:style-name="P38">Adicionei um comentário no post.</text:p>
            </text:list-item>
            <text:list-item>
              <text:p text:style-name="P38">Fiz uma edição inicial para testar e compilei.</text:p>
              <text:list>
                <text:list-item>
                  <text:p text:style-name="P46">Aparentemente nada mudou.</text:p>
                </text:list-item>
              </text:list>
            </text:list-item>
          </text:list>
        </text:list-item>
      </text:list>
      <text:p text:style-name="P10"/>
      <text:p text:style-name="P4"/>
      <text:p text:style-name="P11"><text:span text:style-name="T2">14/04)</text:span> <text:span text:style-name="T3">[Student A]:</text:span></text:p>
      <text:p text:style-name="P3"/>
      <text:list xml:id="list2516323880222290767" text:style-name="WWNum7">
        <text:list-item>
          <text:p text:style-name="P26">Voltei a mexer nesta <text:a xlink:type="simple" xlink:href="https://github.com/godotengine/godot/issues/27077" text:style-name="ListLabel_20_136" text:visited-style-name="ListLabel_20_136"><text:span text:style-name="T4">issue</text:span></text:a>.</text:p>
          <text:list>
            <text:list-item>
              <text:p text:style-name="P39">Consegui achar onde devo mexer. (abstract_polygon_2d_editor.cpp, por volta da linha 483)</text:p>
            </text:list-item>
            <text:list-item>
              <text:p text:style-name="P39">Consegui fazer o ponto travar no eixo do polígono, não da sua posição passada. Agora estou tentando resolver isso.</text:p>
            </text:list-item>
          </text:list>
        </text:list-item>
      </text:list>
      <text:p text:style-name="P10"/>
      <text:p text:style-name="P1"><text:span text:style-name="T2">(15/04)</text:span> <text:span text:style-name="T3">[Student A]:</text:span></text:p>
      <text:p text:style-name="P3"/>
      <text:list xml:id="list3329973193151666505" text:style-name="WWNum6">
        <text:list-item>
          <text:p text:style-name="P27">Consegui fazer o que a issue queria. Vou tentar limpar meu código um pouco, deixar nos padrões do projeto e abrir um PR.</text:p>
          <text:list>
            <text:list-item>
              <text:p text:style-name="P40">Abri o <text:a xlink:type="simple" xlink:href="https://github.com/godotengine/godot/pull/28064" text:style-name="ListLabel_20_136" text:visited-style-name="ListLabel_20_136"><text:span text:style-name="T4">Pull Request</text:span></text:a>, esperando resposta.</text:p>
            </text:list-item>
            <text:list-item>
              <text:p text:style-name="P40">Deu algum erro durante os testes automáticos, tentando resolver.</text:p>
            </text:list-item>
            <text:list-item>
              <text:p text:style-name="P40">Os checks passaram, esperando alguma resposta.</text:p>
            </text:list-item>
          </text:list>
        </text:list-item>
      </text:list>
      <text:p text:style-name="P10"/>
      <text:p text:style-name="P1"><text:span text:style-name="T2">(16/04)</text:span> <text:span text:style-name="T3">[Student A]:</text:span></text:p>
      <text:p text:style-name="P3"/>
      <text:list xml:id="list4354411991771841084" text:style-name="WWNum3">
        <text:list-item>
          <text:p text:style-name="P32">Realizei a pesquisa do Luiz Felipe Fronchetti Dias.</text:p>
        </text:list-item>
        <text:list-item>
          <text:p text:style-name="P32">Editei meu PR, melhorando a descrição e adicionando um gif a ele.</text:p>
          <text:list>
            <text:list-item>
              <text:p text:style-name="P43">O criador da issue comentou no meu PR que tudo estava funcionando.</text:p>
            </text:list-item>
            <text:list-item>
              <text:p text:style-name="P43">Fiz squash dos commits para manter o histórico limpo.</text:p>
            </text:list-item>
          </text:list>
        </text:list-item>
      </text:list>
      <text:p text:style-name="P10"/>
      <text:p text:style-name="P1"><text:span text:style-name="T2">(18/04)</text:span> <text:span text:style-name="T3">[Student B]:</text:span></text:p>
      <text:p text:style-name="P3"/>
      <text:p text:style-name="P5">Passei um tempo resolvendo e lendo a documentação do Godot e observei que não estava a comentar aqui o que estava fazendo, somente falando com minha dupla, mas bem, agora vou atualizar o que estive a fazer.</text:p>
      <text:p text:style-name="P1"><text:span text:style-name="T8">Foi um tanto demorado para compilar tudo necessário para começar a trabalhar nos projetos, e me demorei a ler a documentação também, porém ja tinha pego um issue no início quando pensamos em trocar de projeto, ou seja, tenho uma issue que estou segurando a um tempo, inicialmente julguei que seria fácil, pois era um problema de shadows no GLESS2 (</text:span><text:a xlink:type="simple" xlink:href="https://github.com/godotengine/godot/issues/27061" text:style-name="ListLabel_20_137" text:visited-style-name="ListLabel_20_137"><text:span text:style-name="T5">Issue #27061</text:span></text:a><text:span text:style-name="T8">).</text:span></text:p>
      <text:p text:style-name="P1"><text:span text:style-name="T8">Porém meu pouco conhecimento sobre o assunto fez com que eu demorasse mais tempo que esperado nessa issue, porém encontrei um apoio imenso da comunidade desde o primeiro dia que peguei a issue (</text:span><office:annotation office:name="__Annotation__305_3159314328"><dc:creator>Guilherme Silva</dc:creator><dc:date>2019-04-18T15:24:37</dc:date><text:p><text:span text:style-name="T13">Nota pessoal: Não esquecer!</text:span></text:p></office:annotation><text:span text:style-name="T8">adicionarei fotos das conversas</text:span><office:annotation-end office:name="__Annotation__305_3159314328"/><text:span text:style-name="T8">), o que me passou mais tranquilidade e empolgação em continuar tentar/aprender para corrigir. Bom após algum tempo consegui realizar as mudanças desejadas, porém só conseguir realizar o teste no Linux que é o que eles chamam de FreeBDS, porém o inicio do projeto entrei por engano na comunidade de desenvolvedores de games, na qual troquei uma ideia com o pessoal de lá (talvez possua imagens) e comentei sobre minha issue, logo o pessoal começou a testar para e ajudar a ver que realmente esse problema estava a ocorrer, porém nos sistemas FreeDBS está funcionando como deveria, logo tenho que finalizar todos os processo de compilação no windows (o que demora e é windows :( mas…) pois a issue foi aberta com o erro no sistema windows (falha minha em não ter prestado atenção nisso) logo para validar minhas mudanças no código terei que testar no windows, mas brevemente no esta dando problemas de uso no FreeBDS seja em compilação ou mesmo em uso, está funcionando perfeitamente.</text:span></text:p>
      <text:p text:style-name="P5"><text:soft-page-break/>Passarei a comentar diariamente o que tenho desenvolvido para não aparentar abandono ou falta de compromisso com o projeto, me corrigirei quanto a essa parte e prestarei mais atenção nisso.</text:p>
      <text:p text:style-name="P5"/>
      <text:p text:style-name="P1"><text:span text:style-name="T2">(23/04)</text:span> <text:span text:style-name="T3">[Student A]:</text:span></text:p>
      <text:p text:style-name="P3"/>
      <text:list xml:id="list8537385064551586600" text:style-name="WWNum11">
        <text:list-item>
          <text:p text:style-name="P28">Aceitaram e mergearam meu <text:a xlink:type="simple" xlink:href="https://github.com/godotengine/godot/pull/28064" text:style-name="ListLabel_20_136" text:visited-style-name="ListLabel_20_136"><text:span text:style-name="T4">PR</text:span></text:a>.</text:p>
        </text:list-item>
        <text:list-item>
          <text:p text:style-name="P28">Olhei mais issues para fazer com minha dupla:</text:p>
          <text:list>
            <text:list-item>
              <text:p text:style-name="P41"><text:a xlink:type="simple" xlink:href="https://github.com/godotengine/godot/issues/28263" text:style-name="ListLabel_20_136" text:visited-style-name="ListLabel_20_136"><text:span text:style-name="T4">Essa</text:span></text:a> parece bem simples, com o autor comentando que a resposta é parecida com um determinado PR.</text:p>
            </text:list-item>
            <text:list-item>
              <text:p text:style-name="P41"><text:a xlink:type="simple" xlink:href="https://github.com/godotengine/godot/issues/27476" text:style-name="ListLabel_20_136" text:visited-style-name="ListLabel_20_136"><text:span text:style-name="T4">Essa outra</text:span></text:a> também parece simples, mas teríamos que descobrir qual arquivo editar primeiro.</text:p>
            </text:list-item>
            <text:list-item>
              <text:p text:style-name="P41">Agora, encontrei <text:a xlink:type="simple" xlink:href="https://github.com/godotengine/godot/issues/4833" text:style-name="ListLabel_20_136" text:visited-style-name="ListLabel_20_136"><text:span text:style-name="T4">essa</text:span></text:a>, relacionada a vibração de celulares (algo não suportado na Godot). Talvez seja bem complexa, mas (aparentemente) existe um módulo para Godot que permite tal feature. Precisa ser analisada com cuidado.</text:p>
              <text:list>
                <text:list-item>
                  <text:p text:style-name="P47">Tag de <text:span text:style-name="T9">pr welcome</text:span>, talvez tenhamos bastante suporte/ajuda para resolvê-lo.</text:p>
                </text:list-item>
              </text:list>
            </text:list-item>
          </text:list>
        </text:list-item>
      </text:list>
      <text:p text:style-name="P10"/>
      <text:p text:style-name="P1"><text:span text:style-name="T2">(25/04)</text:span> <text:span text:style-name="T3">[Student B]:</text:span></text:p>
      <text:p text:style-name="P3"/>
      <text:p text:style-name="P1">Hoje fechei uma issue (<text:a xlink:type="simple" xlink:href="https://github.com/godotengine/godot/issues/28171" text:style-name="ListLabel_20_136" text:visited-style-name="ListLabel_20_136"><text:span text:style-name="T4">#28171</text:span></text:a>) (obs: não era só copy/page como um comentário), essa issue é muito interessante pois ela e dentro do arquivo da issue atual que eu estou a trabalhar a algum tempo (a comentada no dia 18/04), ela sofria do mesmo problema, uma flag a qual não está implementada, nesse caso a AMBIENT_LIGHT_DISABLED.</text:p>
      <text:p text:style-name="P1">Tais flags não estão implementadas pois surgiram numa versão após a GLES2 onde ja tem mais uso da GLAS3 (não afirmo quanto a uso pois não desenvolvo games), logo essa features não tinha sido implementadas. Porém não tinha dado tanta importância para essa de luz pois estava focado na de sombra, porém meio travado, mas logo a entender mais sobre shader 2.0 e fazer algumas constatações das chamadas, observei o funcionamento da luz e consegui fazer alguns teste a forma de implementar a flag, mas como ela se enquadra no mesmo problema da minha issue assume que a responsabilidade de corrigir/implementar seria minha logo após de fechar a atual, mas olhando meio em paralelo enquanto entendia o código e as funções. </text:p>
      <text:p text:style-name="P1">Assim que fiz o PR o Akiém (mantenedor) o qual troquei mensagens no IRC (1h depois) revisou meu PR já e pediu alterações, que faltou um comentário no fim da minha definição para dizer que acabava naquele ponto, e falhou em um teste de estilo de código (é integrado ao travis onde realiza alguns testes de compilação, S.O. e mas alguns outros), como meu vim ta configurado com 4 espaços quando abro o código fica tudo nessa indentação, porém descobrir que a godot usa TAB (não tem convenção) então eles usam 8 espaços (fiquei boiando inicialmente até perceber ahhaha’), mas gostei disso pelo fato da não familiaridade com shaders achei meio bagunçado, mas pelo jeito não é não.</text:p>
      <text:p text:style-name="P1">Logo fiquei muito feliz com a eficiência na revisão e de poder ter mandado esse PR em um arquivo o qual estou determinado a mexer em mais alguns pontos além de finalizar minha issue priori. </text:p>
      <text:p text:style-name="P1"/>
      <text:p text:style-name="P1"><text:span text:style-name="T2">(06/05)</text:span> <text:span text:style-name="T3">[Student B]:</text:span></text:p>
      <text:p text:style-name="P3"/>
      <text:p text:style-name="P1"><text:soft-page-break/>Bom ontem após ficar sem trabalhar na issue (#27061, Do not receive shadow in GLES2), a qual eu comentei a cima e qual era o meu principal foco, porém mesmo após um estudo não estava conseguindo finaliza-lá, logo eu havia deixado ela parada por uma semana, este final de semana resolvi sentar e voltar a trabalhar nela, e por algum motivo o trabalho começou a fluir, mas a todo momento fiz link com o que ja tinha estudado do codigo, e finalmente consegui.</text:p>
      <text:p text:style-name="P1">Porém como minha internet estava horrível só pude abrir PR hoje, passando e todos os teste, faltando agora só a revisão e ser mergeado. </text:p>
      <text:p text:style-name="P1"/>
      <text:p text:style-name="P1"><text:span text:style-name="T2">(07/05)</text:span> <text:span text:style-name="T3">[Student A]:</text:span></text:p>
      <text:p text:style-name="P3"/>
      <text:p text:style-name="P1">Vendo que o Guilherme conseguiu terminar o sua issues, comecei a dar uma olhada em uma que possamos trabalhar em dupla (como tínhamos conversado anteriormente). Com <text:s/><text:a xlink:type="simple" xlink:href="https://github.com/godotengine/godot/issues/4833" text:style-name="ListLabel_20_136" text:visited-style-name="ListLabel_20_136"><text:span text:style-name="T4">essa</text:span></text:a> issue em mente, comecei a procurar onde a godot lida com a vibração de controles. Porém, só encontrei a classe que cuida das informações da vibração e não a que efetivamente faz o controle vibrar. Pretendo olhar mais a fundo, mas talvez essa issue não seja ideal.</text:p>
      <text:p text:style-name="P1"/>
      <text:p text:style-name="P1">Achei o arquivo equivalente para windows (<text:a xlink:type="simple" xlink:href="https://github.com/godotengine/godot/blob/cac650022f40efca0ba6aec946a583ef888ae25e/platform/uwp/joypad_uwp.cpp" text:style-name="ListLabel_20_136" text:visited-style-name="ListLabel_20_136"><text:span text:style-name="T4">este</text:span></text:a>), mas na versão do <text:a xlink:type="simple" xlink:href="https://github.com/godotengine/godot/blob/b16c309f82c77d606472c3c721a1857e323a09e7/platform/android/os_android.cpp#L226" text:style-name="ListLabel_20_136" text:visited-style-name="ListLabel_20_136"><text:span text:style-name="T4">arquivo para Android</text:span></text:a>, não existe a função para a chamada do vibrate. Enquanto existe uma para receber inputs de gamepad, tanto não queremos inputs quanto não estamos interessados no gamepad, mas no celular em si.</text:p>
      <text:p text:style-name="P1"/>
      <text:p text:style-name="P1">No windows, ele possui uma função que lida com o processamento de controles, chamada constantemente. Se fossemos colocar para android, acredito que seria necessário criar essa função e a colocar no loop principal (além de descobrir como fazer a chamada de sistema para vibrar o celular).</text:p>
      <text:p text:style-name="P1"/>
      <text:p text:style-name="P1"><text:span text:style-name="T2">(08/05)</text:span> <text:span text:style-name="T3">[Student A]:</text:span></text:p>
      <text:p text:style-name="P3"/>
      <text:p text:style-name="P1">Olhando mais a fundo os arquivos, achei (o que acredito que seja) o main loop do android: a função “<text:span text:style-name="T10">JNIEXPORT </text:span><text:span text:style-name="T11">void</text:span><text:span text:style-name="T10"> JNICALL </text:span><text:span text:style-name="T12">Java_org_godotengine_godot_GodotLib_step</text:span><text:span text:style-name="T10">(JNIEnv *env, jobject obj)</text:span>” <text:a xlink:type="simple" xlink:href="https://github.com/godotengine/godot/blob/a9a49365184f9fda59c52f40395961d5fd34f373/platform/android/java_godot_lib_jni.cpp" text:style-name="ListLabel_20_136" text:visited-style-name="ListLabel_20_136"><text:span text:style-name="T4">deste arquivo</text:span></text:a>. Ela chama algumas funções para processar os inputs dos dispositivos do celular (como acelerômetro, giroscópio, etc).</text:p>
      <text:p text:style-name="P1"/>
      <text:p text:style-name="P1">Seguindo uma linha similar as outras plataformas, acredito que teriamos que adicionar uma função “process_vibration” no arquivo <text:a xlink:type="simple" xlink:href="https://github.com/godotengine/godot/blob/a9a49365184f9fda59c52f40395961d5fd34f373/platform/android/os_android.cpp" text:style-name="ListLabel_20_136" text:visited-style-name="ListLabel_20_136"><text:span text:style-name="T4">os_android.cpp</text:span></text:a> (onde estão localizadas as outras funções de processamento) e chamar no main loop.</text:p>
      <text:p text:style-name="P1"/>
      <text:p text:style-name="P1">Na verdade, olhando as funções que process dentro do main loop, percebi que servem para processar os dados recebidos do celular (como vetor da aceleração do acelerômetro). Talvez aquela função não seja realmente o main loop (somente um para receber os inputs do usuário) . Ainda não encontrei uma função que envia informações para o android para usar como base, mas vou tentar encontrar alguma “draw” (usada normalmente para colocar coisas na tela) mais tarde.</text:p>
      <text:p text:style-name="P1"/>
      <text:p text:style-name="P1"><text:span text:style-name="T2">(09/05)</text:span> <text:span text:style-name="T3">[Student A]:</text:span></text:p>
      <text:p text:style-name="P3"/>
      <text:p text:style-name="P1"><text:soft-page-break/>Continuei tentando entender como as coisas funcionam no android:</text:p>
      <text:p text:style-name="P1"/>
      <text:list xml:id="list8040855858663012405" text:style-name="WWNum12">
        <text:list-item>
          <text:p text:style-name="P29"><text:a xlink:type="simple" xlink:href="https://github.com/godotengine/godot/blob/a9a49365184f9fda59c52f40395961d5fd34f373/platform/android/java/src/org/godotengine/godot/Godot.java" text:style-name="ListLabel_20_136" text:visited-style-name="ListLabel_20_136"><text:span text:style-name="T4">Este</text:span></text:a> arquivo inicializa a godot no android, incluindo a conexão com os drivers do acelerômetro, giroscópio, etc. Dependendo de como vibração funciona, talvez seja necessário conectar algo aqui.<text:line-break/></text:p>
        </text:list-item>
        <text:list-item>
          <text:p text:style-name="P29">Sobre a vibração, achei <text:a xlink:type="simple" xlink:href="https://stackoverflow.com/questions/13950338/how-to-make-an-android-device-vibrate" text:style-name="ListLabel_20_136" text:visited-style-name="ListLabel_20_136"><text:span text:style-name="T4">esta</text:span></text:a> pergunta no stack overflow de como fazer um dispositivo vibrar e parece bem simples. O problema seria como pegar os detalhes da vibração (como duração, intensidade).<text:line-break/></text:p>
        </text:list-item>
        <text:list-item>
          <text:p text:style-name="P29">A estrutura de dados onde as informações da vibração são guardadas estão no arquivo de <text:a xlink:type="simple" xlink:href="https://github.com/godotengine/godot/blob/cac650022f40efca0ba6aec946a583ef888ae25e/main/input_default.h" text:style-name="ListLabel_20_136" text:visited-style-name="ListLabel_20_136"><text:span text:style-name="T4">input</text:span></text:a>. Acredito que ele já deva ser incluído em algum lugar do android, uma vez que ele também possui as funções como a do acelerômetro e giroscópio.</text:p>
        </text:list-item>
      </text:list>
      <text:p text:style-name="P1"/>
      <text:p text:style-name="P1"><text:span text:style-name="T2">(13/05)</text:span> <text:span text:style-name="T3">[Student B]:</text:span></text:p>
      <text:p text:style-name="P3"/>
      <text:p text:style-name="P1">A pouco tempo tive a issue que comentei <text:s/>acima <text:s/><text:a xlink:type="simple" xlink:href="https://github.com/godotengine/godot/pull/28723" text:style-name="ListLabel_20_136" text:visited-style-name="ListLabel_20_136"><text:span text:style-name="T4">#28723,</text:span></text:a> mergeada, ela foi revisada rapidamente quando realizei o PR, tive o azar de fazer um miss click e apagar 3 linhas de código, que ao ser revisado, explicaram-me que devo realizar um PR para cada pedacinho alterado ou implementado, mesmo que esteja ligado o mesmo assunto, assim que o revisor viu o erro (das linhas apagadas), questionou o porquê de ter apagado e explicou o que aconteceria ao apagar aquelas linhas, assim que eu vi, ja arrumei as linhas apagadas e atualizei meu PR, no mesmo dia do primeiro PR, tendo seu merge somente hoje.</text:p>
      <text:p text:style-name="P1"/>
      <text:p text:style-name="P1"><text:span text:style-name="T2">(16/05)</text:span> <text:span text:style-name="T3">[Student A]:</text:span></text:p>
      <text:p text:style-name="P3"/>
      <text:p text:style-name="P1">Usando um tempo livre que tive, decidi voltar a procurar como fazer o celular vibrar. Desta vez, achei uma maneira que talvez seja possível, mas diferente de como os outros SOs lidam com a vibração. No caso, iriamos ativamente mandar o celular vibrar ao invés de passar as informações em um loop que checa constantemente. Peguei, como exemplo, a função que muda a orientação da tela:</text:p>
      <text:p text:style-name="P1"/>
      <text:list xml:id="list7390566273421856215" text:style-name="WWNum2">
        <text:list-item>
          <text:p text:style-name="P30"><text:a xlink:type="simple" xlink:href="https://github.com/godotengine/godot/blob/e581eb135932c31556fe796079d297246f9adaf1/platform/android/java_godot_io_wrapper.cpp" text:style-name="ListLabel_20_136" text:visited-style-name="ListLabel_20_136"><text:span text:style-name="T4">Este Wrapper</text:span></text:a> liga a função de c++ para a função em java.</text:p>
        </text:list-item>
        <text:list-item>
          <text:p text:style-name="P30"><text:a xlink:type="simple" xlink:href="https://github.com/godotengine/godot/blob/e581eb135932c31556fe796079d297246f9adaf1/platform/android/java/src/org/godotengine/godot/GodotIO.java" text:style-name="ListLabel_20_136" text:visited-style-name="ListLabel_20_136"><text:span text:style-name="T4">Neste arquivo</text:span></text:a> a orientação é efetivamente alterada.</text:p>
        </text:list-item>
      </text:list>
      <text:p text:style-name="P10"/>
      <text:p text:style-name="P10">O problema é que, na verdade, a orientação da tela é um atributo do SO e a função set_screen_orientation um setter. Ainda estou pensando como fazer a função vibrate (que é realmente uma chamada de função que cria dados em uma struct) se comportar desta maneira ou se é possível fazer isso com ela.</text:p>
      <text:p text:style-name="P10"/>
      <text:p text:style-name="P1"><text:span text:style-name="T2">(27/05)</text:span> <text:span text:style-name="T3">[Student A]:</text:span></text:p>
      <text:p text:style-name="P3"/>
      <text:p text:style-name="P1">Depois de uma semana terminando outros trabalhos, consegui voltar a olhar para as issues da Godot:</text:p>
      <text:p text:style-name="P1"/>
      <text:list xml:id="list4209502105523547158" text:style-name="WWNum8">
        <text:list-item>
          <text:p text:style-name="P31">Uma pessoa respondeu a issue da <text:a xlink:type="simple" xlink:href="https://github.com/godotengine/godot/issues/4833" text:style-name="ListLabel_20_136" text:visited-style-name="ListLabel_20_136"><text:span text:style-name="T4">vibração no celular</text:span></text:a>. Enquanto ela não abriu um PR propriamente dito, ela fez um modulo e disse que abriria um PR no futuro.</text:p>
          <text:list>
            <text:list-item>
              <text:p text:style-name="P42">Isso mostra talvez uma falta de compromisso minha de responder a issue e <text:soft-page-break/>deixar que outra pessoa pegue ela, mas também estou um pouco aliviado pois estava muito perdido nos arquivos do Android.</text:p>
            </text:list-item>
          </text:list>
        </text:list-item>
      </text:list>
      <text:p text:style-name="P10"/>
      <text:list xml:id="list151120942122574" text:continue-numbering="true" text:style-name="WWNum8">
        <text:list-item>
          <text:p text:style-name="P31">Olhando mais issues, <text:a xlink:type="simple" xlink:href="https://github.com/godotengine/godot/issues/27476" text:style-name="ListLabel_20_136" text:visited-style-name="ListLabel_20_136"><text:span text:style-name="T4">essa</text:span></text:a> parece ser bem simples e fácil.</text:p>
          <text:list>
            <text:list-item>
              <text:p text:style-name="P42">Como referência, o caractere “newline” pode ser feito como \n em c++ e ficar compatível com todas plataformas. (<text:a xlink:type="simple" xlink:href="https://stackoverflow.com/questions/34915157/c-cross-platform-newline-character-in-string" text:style-name="ListLabel_20_136" text:visited-style-name="ListLabel_20_136"><text:span text:style-name="T4">fonte</text:span></text:a>)</text:p>
            </text:list-item>
          </text:list>
        </text:list-item>
      </text:list>
      <text:p text:style-name="P12"/>
      <text:list xml:id="list151121351901835" text:continue-numbering="true" text:style-name="WWNum8">
        <text:list-item>
          <text:list>
            <text:list-item>
              <text:p text:style-name="P42"><text:a xlink:type="simple" xlink:href="https://github.com/godotengine/godot/blob/84401e8cdf4f41fc0e804bf5410622e75a08c0f5/editor/plugins/script_editor_plugin.cpp" text:style-name="ListLabel_20_136" text:visited-style-name="ListLabel_20_136"><text:span text:style-name="T4">Este arquivo</text:span></text:a> tem uma função que salva todos os scripts (provavelmente usada antes de testar uma aplicação. </text:p>
              <text:list>
                <text:list-item>
                  <text:p text:style-name="P48">Na verdade, ele salva em vários lugares. Como exemplo, temos o “resave all” na linha 699 e a opção de salvar pelo menu na linha 1065. Vou ter que achar todos os saves e modificá-los.</text:p>
                </text:list-item>
                <text:list-item>
                  <text:p text:style-name="P48">Também temos a opção “all scripts” na linha 2076.</text:p>
                </text:list-item>
              </text:list>
            </text:list-item>
          </text:list>
        </text:list-item>
      </text:list>
      <text:p text:style-name="P13"/>
      <text:list xml:id="list151120388504367" text:continue-numbering="true" text:style-name="WWNum8">
        <text:list-item>
          <text:list>
            <text:list-item>
              <text:p text:style-name="P42"><text:a xlink:type="simple" xlink:href="https://github.com/godotengine/godot/blob/8c95e1aaf848801b91bdb991da1f53dc77493077/editor/code_editor.cpp" text:style-name="ListLabel_20_136" text:visited-style-name="ListLabel_20_136"><text:span text:style-name="T4">Este arquivo</text:span></text:a> faz algumas funções (como apagar espaços em branco contínuos). Provavelmente vou fazer a função aqui que vai ser chamada pelo arquivo acima.<text:line-break/></text:p>
            </text:list-item>
            <text:list-item>
              <text:p text:style-name="P42"><text:a xlink:type="simple" xlink:href="https://github.com/godotengine/godot/blob/8c95e1aaf848801b91bdb991da1f53dc77493077/editor/plugins/text_editor.cpp" text:style-name="ListLabel_20_136" text:visited-style-name="ListLabel_20_136"><text:span text:style-name="T4">Este</text:span></text:a>, <text:a xlink:type="simple" xlink:href="https://github.com/godotengine/godot/blob/8c95e1aaf848801b91bdb991da1f53dc77493077/editor/plugins/script_text_editor.h" text:style-name="ListLabel_20_136" text:visited-style-name="ListLabel_20_136"><text:span text:style-name="T4">este</text:span></text:a> e <text:a xlink:type="simple" xlink:href="https://github.com/godotengine/godot/blob/0eb924a425281dfae4672ec114dc42b4067205ec/modules/visual_script/visual_script_editor.h" text:style-name="ListLabel_20_136" text:visited-style-name="ListLabel_20_136"><text:span text:style-name="T4">este</text:span></text:a> <text:s/>ligam algumas funções do arquivo acima com o editor de texto.</text:p>
            </text:list-item>
          </text:list>
        </text:list-item>
      </text:list>
      <text:p text:style-name="P12"/>
      <text:list xml:id="list151120014105444" text:continue-numbering="true" text:style-name="WWNum8">
        <text:list-item>
          <text:list>
            <text:list-item>
              <text:p text:style-name="P42">Por fim, <text:a xlink:type="simple" xlink:href="https://github.com/godotengine/godot/blob/8d766ddef144832d12d962ee918eb6e8de16bdeb/.editorconfig" text:style-name="ListLabel_20_136" text:visited-style-name="ListLabel_20_136"><text:span text:style-name="T4">esta arquivo</text:span></text:a> aparentemente representa algumas opções do “editorconfig”, citado na issue. Provavelmente vou ter que adicionar alguma opção “newline” nele.</text:p>
              <text:list>
                <text:list-item>
                  <text:p text:style-name="P48"><text:a xlink:type="simple" xlink:href="https://editorconfig.org/#file-format-details" text:style-name="ListLabel_20_136" text:visited-style-name="ListLabel_20_136"><text:span text:style-name="T4">insert_final_newline</text:span></text:a> é o termo correto.</text:p>
                </text:list-item>
              </text:list>
            </text:list-item>
          </text:list>
        </text:list-item>
      </text:list>
      <text:p text:style-name="P13"/>
      <text:list xml:id="list151119792130573" text:continue-numbering="true" text:style-name="WWNum8">
        <text:list-item>
          <text:p text:style-name="P31">Comentei que vou tentar fazer um PR para a issue acima (assim não perco para outra pessoa).</text:p>
        </text:list-item>
      </text:list>
      <text:p text:style-name="P1"/>
      <text:p text:style-name="P1"><text:span text:style-name="T2">(28/05)</text:span> <text:span text:style-name="T3">[Student A]:</text:span></text:p>
      <text:p text:style-name="P10"/>
      <text:p text:style-name="P14">Terminei de codificar a issue e abri um <text:a xlink:type="simple" xlink:href="https://github.com/godotengine/godot/pull/29262" text:style-name="ListLabel_20_136" text:visited-style-name="ListLabel_20_136"><text:span text:style-name="T4">PR</text:span></text:a>. Esperando para ver o resultado dos testes automáticos e alguma resposta dos administradores.</text:p>
      <text:p text:style-name="P10"/>
      <text:p text:style-name="P4"/>
      <text:p text:style-name="P1"><text:span text:style-name="T2">(29/05)</text:span> <text:span text:style-name="T3">[Student A]:</text:span></text:p>
      <text:p text:style-name="P10"/>
      <text:p text:style-name="P10"><text:tab/>Dei uma olhada no <text:a xlink:type="simple" xlink:href="https://github.com/godotengine/godot/pull/29262" text:style-name="ListLabel_20_136" text:visited-style-name="ListLabel_20_136"><text:span text:style-name="T4">PR</text:span></text:a>. Está ocorrendo um debate se a mudança deve ser opcional ou não. Realizei uma leve mudança para essa configuração ser “opt-out” (ela inicialmente começa como true) e comentei minha opinião sobre o assunto.</text:p>
      <text:p text:style-name="P10"/>
      <text:p text:style-name="P1"><text:span text:style-name="T2">(30/05)</text:span> <text:span text:style-name="T3">[Student A]:</text:span></text:p>
      <text:p text:style-name="P3"/>
      <text:p text:style-name="P1"><text:span text:style-name="T3"><text:tab/></text:span>Depois da discussão se a mudança deveria ser opcional ou obrigatória, foi decidido em ser obrigatória. Modifiquei o código para refletir essas mudanças e estou esperando o merge ou alguma outra objeção.</text:p>
      <text:p text:style-name="P1"/>
      <text:p text:style-name="P1"><text:span text:style-name="T2">(08/06)</text:span> <text:span text:style-name="T3">[DOCUMENTAÇÃO]</text:span></text:p>
      <text:p text:style-name="P3"><text:soft-page-break/></text:p>
      <text:p text:style-name="P6">[Student B]</text:p>
      <text:p text:style-name="P6"><text:tab/></text:p>
      <text:p text:style-name="P1"><text:tab/>Quanto a documentação, vale ressaltar (e está sendo muito falada no relatório) que é muito completa, atendendo a todos os quesitos de ambos os usuários (game dev. e contribuidores). Sendo assim todo suporte necessário para se iniciar e entender o software está presente de forma clara e explícita na documentação, gostaria de levantar o ponto que além de muito completa, a forma como a qual foi organizada e “estilizada”, faz com que se torne algo interessante de ler (diferente do man linux), logo consegui guiar rapidamente o usuário para o que precisa. </text:p>
      <text:p text:style-name="P1"/>
      <text:p text:style-name="P6">[Student A]</text:p>
      <text:p text:style-name="P6"/>
      <text:p text:style-name="P1"><text:tab/>A documentação é uma das mais completas que eu já vi. Além da API do programa (que uso quando estou desenvolvendo jogos), ela também contém vários tutoriais do programa e guias de contribuição, incluindo instalação e compilação do código fonte. A parte que mais me impressiona é o <text:span text:style-name="T6">PR Workflow</text:span>, que detalha todo o processo de contribuição, de criar um fork, uma branch, verificar suas modificações com git diff até dar rebase no seu f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1155cc" style:text-underline-style="solid" style:text-underline-width="auto" style:text-underline-color="font-color"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11T15:11:16.481206572</dc:date>
    <meta:editing-duration>PT3M54S</meta:editing-duration>
    <meta:editing-cycles>3</meta:editing-cycles>
    <meta:document-statistic meta:table-count="0" meta:image-count="0" meta:object-count="0" meta:page-count="10" meta:paragraph-count="149" meta:word-count="3767" meta:character-count="22204" meta:non-whitespace-character-count="18635"/>
  </office:meta>
</office:document-meta>
</file>